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margin-bottom="0.1666in" fo:line-height="115%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margin-bottom="0.1666in" fo:line-height="115%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margin-bottom="0.1666in" fo:line-height="115%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margin-bottom="0.1666in" fo:line-height="115%">
        <style:tab-stops>
          <style:tab-stop style:type="left" style:position="5.3854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 fo:margin-bottom="0.1666in" fo:line-height="115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Standard" style:family="paragraph">
      <style:paragraph-properties fo:text-align="end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margin-bottom="0.1666in" fo:line-height="115%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35" style:parent-style-name="Hyperlink" style:family="text">
      <style:text-properties style:font-name-complex="Times New Roman" fo:language="ru" fo:country="RU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37" style:parent-style-name="Hyperlink" style:family="text">
      <style:text-properties style:font-name-complex="Times New Roman" fo:language="ru" fo:country="RU"/>
    </style:style>
    <style:style style:name="P38" style:parent-style-name="Main" style:family="paragraph">
      <style:paragraph-properties fo:text-align="start"/>
      <style:text-properties fo:font-weight="bold" style:font-weight-asian="bold" style:font-weight-complex="bold" style:language-asian="en" style:country-asian="GB" style:language-complex="ar" style:country-complex="SA"/>
    </style:style>
    <style:style style:name="P39" style:parent-style-name="Main" style:family="paragraph">
      <style:paragraph-properties fo:text-align="start"/>
      <style:text-properties style:language-asian="en" style:country-asian="GB" style:language-complex="ar" style:country-complex="SA"/>
    </style:style>
    <style:style style:name="P40" style:parent-style-name="Main" style:family="paragraph">
      <style:paragraph-properties fo:text-align="start"/>
      <style:text-properties style:language-asian="en" style:country-asian="GB" style:language-complex="ar" style:country-complex="SA"/>
    </style:style>
    <style:style style:name="P41" style:parent-style-name="Main" style:family="paragraph">
      <style:paragraph-properties fo:text-align="start"/>
    </style:style>
    <style:style style:name="T42" style:parent-style-name="DefaultParagraphFont" style:family="text">
      <style:text-properties style:language-asian="en" style:country-asian="GB" style:language-complex="ar" style:country-complex="SA"/>
    </style:style>
    <style:style style:name="T4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4" style:parent-style-name="DefaultParagraphFont" style:family="text">
      <style:text-properties style:language-asian="en" style:country-asian="GB" style:language-complex="ar" style:country-complex="SA"/>
    </style:style>
    <style:style style:name="P45" style:parent-style-name="Main" style:family="paragraph">
      <style:paragraph-properties fo:text-align="start"/>
    </style:style>
    <style:style style:name="T4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7" style:parent-style-name="DefaultParagraphFont" style:family="text">
      <style:text-properties style:language-asian="en" style:country-asian="GB" style:language-complex="ar" style:country-complex="SA"/>
    </style:style>
    <style:style style:name="T4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9" style:parent-style-name="DefaultParagraphFont" style:family="text">
      <style:text-properties style:language-asian="en" style:country-asian="GB" style:language-complex="ar" style:country-complex="SA"/>
    </style:style>
    <style:style style:name="P50" style:parent-style-name="Main" style:family="paragraph">
      <style:paragraph-properties fo:text-align="start"/>
    </style:style>
    <style:style style:name="T51" style:parent-style-name="DefaultParagraphFont" style:family="text">
      <style:text-properties style:language-asian="en" style:country-asian="GB" style:language-complex="ar" style:country-complex="SA"/>
    </style:style>
    <style:style style:name="T5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3" style:parent-style-name="DefaultParagraphFont" style:family="text">
      <style:text-properties style:language-asian="en" style:country-asian="GB" style:language-complex="ar" style:country-complex="SA"/>
    </style:style>
    <style:style style:name="T5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5" style:parent-style-name="DefaultParagraphFont" style:family="text">
      <style:text-properties style:language-asian="en" style:country-asian="GB" style:language-complex="ar" style:country-complex="SA"/>
    </style:style>
    <style:style style:name="P56" style:parent-style-name="Main" style:family="paragraph">
      <style:paragraph-properties fo:text-align="start"/>
      <style:text-properties fo:font-weight="bold" style:font-weight-asian="bold" style:font-weight-complex="bold" style:language-asian="en" style:country-asian="GB" style:language-complex="ar" style:country-complex="SA"/>
    </style:style>
    <style:style style:name="P57" style:parent-style-name="Main" style:family="paragraph">
      <style:paragraph-properties fo:text-align="start"/>
      <style:text-properties style:language-asian="en" style:country-asian="GB" style:language-complex="ar" style:country-complex="SA"/>
    </style:style>
    <style:style style:name="P58" style:parent-style-name="Main" style:family="paragraph">
      <style:paragraph-properties fo:text-align="start" fo:text-indent="0in"/>
      <style:text-properties style:language-asian="en" style:country-asian="GB" style:language-complex="ar" style:country-complex="SA"/>
    </style:style>
    <style:style style:name="P59" style:parent-style-name="Main" style:family="paragraph">
      <style:paragraph-properties fo:text-align="start"/>
    </style:style>
    <style:style style:name="T60" style:parent-style-name="DefaultParagraphFont" style:family="text">
      <style:text-properties style:language-asian="en" style:country-asian="GB" style:language-complex="ar" style:country-complex="SA"/>
    </style:style>
    <style:style style:name="T6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2" style:parent-style-name="DefaultParagraphFont" style:family="text">
      <style:text-properties style:language-asian="en" style:country-asian="GB" style:language-complex="ar" style:country-complex="SA"/>
    </style:style>
    <style:style style:name="P63" style:parent-style-name="Main" style:family="paragraph">
      <style:paragraph-properties fo:text-align="start"/>
    </style:style>
    <style:style style:name="T6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5" style:parent-style-name="DefaultParagraphFont" style:family="text">
      <style:text-properties style:language-asian="en" style:country-asian="GB" style:language-complex="ar" style:country-complex="SA"/>
    </style:style>
    <style:style style:name="P66" style:parent-style-name="Main" style:family="paragraph">
      <style:paragraph-properties fo:text-align="start"/>
    </style:style>
    <style:style style:name="T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8" style:parent-style-name="DefaultParagraphFont" style:family="text">
      <style:text-properties style:language-asian="en" style:country-asian="GB" style:language-complex="ar" style:country-complex="SA"/>
    </style:style>
    <style:style style:name="P69" style:parent-style-name="Main" style:family="paragraph">
      <style:paragraph-properties fo:text-align="start"/>
    </style:style>
    <style:style style:name="T7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1" style:parent-style-name="DefaultParagraphFont" style:family="text">
      <style:text-properties style:language-asian="en" style:country-asian="GB" style:language-complex="ar" style:country-complex="SA"/>
    </style:style>
    <style:style style:name="P72" style:parent-style-name="Main" style:family="paragraph">
      <style:paragraph-properties fo:text-align="start"/>
    </style:style>
    <style:style style:name="T73" style:parent-style-name="DefaultParagraphFont" style:family="text">
      <style:text-properties style:language-asian="en" style:country-asian="GB" style:language-complex="ar" style:country-complex="SA"/>
    </style:style>
    <style:style style:name="T7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5" style:parent-style-name="DefaultParagraphFont" style:family="text">
      <style:text-properties style:language-asian="en" style:country-asian="GB" style:language-complex="ar" style:country-complex="SA"/>
    </style:style>
    <style:style style:name="T7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7" style:parent-style-name="DefaultParagraphFont" style:family="text">
      <style:text-properties style:language-asian="en" style:country-asian="GB" style:language-complex="ar" style:country-complex="SA"/>
    </style:style>
    <style:style style:name="P78" style:parent-style-name="Main" style:family="paragraph">
      <style:paragraph-properties fo:text-align="start"/>
      <style:text-properties fo:font-weight="bold" style:font-weight-asian="bold" style:font-weight-complex="bold" style:language-asian="en" style:country-asian="GB" style:language-complex="ar" style:country-complex="SA"/>
    </style:style>
    <style:style style:name="P79" style:parent-style-name="Main" style:family="paragraph">
      <style:paragraph-properties fo:text-align="start"/>
      <style:text-properties style:language-asian="en" style:country-asian="GB" style:language-complex="ar" style:country-complex="SA"/>
    </style:style>
    <style:style style:name="P80" style:parent-style-name="Main" style:family="paragraph">
      <style:paragraph-properties fo:text-align="start"/>
    </style:style>
    <style:style style:name="T81" style:parent-style-name="DefaultParagraphFont" style:family="text">
      <style:text-properties fo:font-weight="bold" style:font-weight-asian="bold" style:font-weight-complex="bold" style:language-asian="en" style:country-asian="GB" style:language-complex="ar" style:country-complex="SA"/>
    </style:style>
    <style:style style:name="T82" style:parent-style-name="DefaultParagraphFont" style:family="text">
      <style:text-properties fo:font-weight="bold" style:font-weight-asian="bold" style:font-weight-complex="bold" style:language-asian="en" style:country-asian="GB" style:language-complex="ar" style:country-complex="SA"/>
    </style:style>
    <style:style style:name="T83" style:parent-style-name="DefaultParagraphFont" style:family="text">
      <style:text-properties style:language-asian="en" style:country-asian="GB" style:language-complex="ar" style:country-complex="SA"/>
    </style:style>
    <style:style style:name="P84" style:parent-style-name="Main" style:family="paragraph">
      <style:paragraph-properties fo:text-align="start"/>
      <style:text-properties fo:font-weight="bold" style:font-weight-asian="bold" style:font-weight-complex="bold" style:language-asian="en" style:country-asian="GB" style:language-complex="ar" style:country-complex="SA"/>
    </style:style>
    <style:style style:name="P85" style:parent-style-name="Main" style:family="paragraph">
      <style:paragraph-properties fo:text-align="start"/>
    </style:style>
    <style:style style:name="T86" style:parent-style-name="DefaultParagraphFont" style:family="text">
      <style:text-properties fo:font-weight="bold" style:font-weight-asian="bold" style:font-weight-complex="bold" style:language-asian="en" style:country-asian="GB" style:language-complex="ar" style:country-complex="SA"/>
    </style:style>
    <style:style style:name="T87" style:parent-style-name="DefaultParagraphFont" style:family="text">
      <style:text-properties style:language-asian="en" style:country-asian="GB" style:language-complex="ar" style:country-complex="SA"/>
    </style:style>
    <style:style style:name="T88" style:parent-style-name="DefaultParagraphFont" style:family="text">
      <style:text-properties style:language-asian="en" style:country-asian="GB" style:language-complex="ar" style:country-complex="SA"/>
    </style:style>
    <style:style style:name="T89" style:parent-style-name="DefaultParagraphFont" style:family="text">
      <style:text-properties style:language-asian="en" style:country-asian="GB" style:language-complex="ar" style:country-complex="SA"/>
    </style:style>
    <style:style style:name="T90" style:parent-style-name="DefaultParagraphFont" style:family="text">
      <style:text-properties style:language-asian="en" style:country-asian="GB" style:language-complex="ar" style:country-complex="SA"/>
    </style:style>
    <style:style style:name="P91" style:parent-style-name="Main" style:family="paragraph">
      <style:paragraph-properties fo:text-align="start"/>
    </style:style>
    <style:style style:name="T92" style:parent-style-name="DefaultParagraphFont" style:family="text">
      <style:text-properties fo:font-weight="bold" style:font-weight-asian="bold" style:font-weight-complex="bold" style:language-asian="en" style:country-asian="GB" style:language-complex="ar" style:country-complex="SA"/>
    </style:style>
    <style:style style:name="T93" style:parent-style-name="DefaultParagraphFont" style:family="text">
      <style:text-properties fo:font-weight="bold" style:font-weight-asian="bold" style:font-weight-complex="bold" fo:language="en" fo:country="GB" style:language-asian="en" style:country-asian="GB" style:language-complex="ar" style:country-complex="SA"/>
    </style:style>
    <style:style style:name="P94" style:parent-style-name="Заголовок1" style:family="paragraph">
      <style:paragraph-properties fo:line-height="115%"/>
      <style:text-properties style:font-name-complex="Times New Roman" style:font-size-complex="14pt" fo:language="ru" fo:country="RU"/>
    </style:style>
    <style:style style:name="P95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9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9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0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0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0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0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1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1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1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1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1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1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1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21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2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25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2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2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2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0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2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3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39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4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P141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4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46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4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4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0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5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5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6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6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6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6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6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6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7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7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6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7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7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8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8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8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8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8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8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8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8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9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1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199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0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0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6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8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0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1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1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13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1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1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1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18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364135" fo:language="ru" fo:country="RU" style:language-asian="en" style:country-asian="GB" style:language-complex="ar" style:country-complex="SA"/>
    </style:style>
    <style:style style:name="T21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2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P221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2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2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2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2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26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2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2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3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3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3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3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6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4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4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5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P270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7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7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7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7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0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9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9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9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9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9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2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0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2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1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1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1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1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1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2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2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2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2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2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2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1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3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4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4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4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4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4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5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5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55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61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6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6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6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T3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ru" fo:country="RU" style:language-asian="en" style:country-asian="GB" style:language-complex="ar" style:country-complex="SA"/>
    </style:style>
    <style:style style:name="P370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7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39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4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364135" fo:language="en" fo:country="GB" style:language-asian="en" style:country-asian="GB" style:language-complex="ar" style:country-complex="SA"/>
    </style:style>
    <style:style style:name="T474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81" style:parent-style-name="ListParagraph" style:family="paragraph">
      <style:paragraph-properties fo:widows="2" fo:orphans="2" fo:text-align="start" style:vertical-align="auto" fo:line-height="100%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8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9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98" style:parent-style-name="Заголовок1" style:family="paragraph">
      <style:paragraph-properties fo:line-height="115%"/>
      <style:text-properties style:font-name-complex="Times New Roman" style:font-size-complex="14pt" fo:language="ru" fo:country="RU"/>
    </style:style>
    <style:style style:name="T499" style:parent-style-name="DefaultParagraphFont" style:family="text">
      <style:text-properties fo:language="ru" fo:country="RU"/>
    </style:style>
    <style:style style:name="T500" style:parent-style-name="DefaultParagraphFont" style:family="text">
      <style:text-properties fo:language="ru" fo:country="RU"/>
    </style:style>
    <style:style style:name="T501" style:parent-style-name="DefaultParagraphFont" style:family="text">
      <style:text-properties fo:language="ru" fo:country="RU"/>
    </style:style>
    <style:style style:name="T502" style:parent-style-name="DefaultParagraphFont" style:family="text">
      <style:text-properties fo:language="ru" fo:country="RU"/>
    </style:style>
  </office:automatic-styles>
  <office:body>
    <office:text text:use-soft-page-breaks="true">
      <text:p text:style-name="P1">НАЦИОНАЛЬНЫЙ ИССЛЕДОВАТЕЛЬСКИЙ УНИВЕРСИТЕТ ИТМО</text:p>
      <text:p text:style-name="P3">Факультет программной инженерии и компьютерной техники</text:p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Базы Данных</text:span></text:p>
      <text:p text:style-name="P12"><text:span text:style-name="T13">Лабораторная работа № 2</text:span></text:p>
      <text:p text:style-name="P14"><text:span text:style-name="T15">Вариант 888</text:span></text:p>
      <text:p text:style-name="P16"/>
      <text:p text:style-name="P17"/>
      <text:p text:style-name="P18"/>
      <text:p text:style-name="P19"/>
      <text:p text:style-name="P20">Выполнил студент: Маликов Глеб Игоревич</text:p>
      <text:p text:style-name="P21"><text:span text:style-name="T22">Группа №<text:s/></text:span><text:span text:style-name="T23"><text:text-input text:description="">Р3124</text:text-input></text:span></text:p>
      <text:p text:style-name="P24">Преподаватель: Королёва Юлия Александровна</text:p>
      <text:p text:style-name="P25"/>
      <text:p text:style-name="P26"/>
      <text:p text:style-name="P27"/>
      <text:p text:style-name="P28"/>
      <text:p text:style-name="P29">г. Санкт-Петербург</text:p>
      <text:p text:style-name="P30"><text:span text:style-name="T31">202</text:span><text:span text:style-name="T32">3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31270304" office:target-frame-name="_top" xlink:show="replace"><text:span text:style-name="Hyperlink">Задание</text:span><text:tab/>3</text:a></text:p>
          <text:p text:style-name="P34"><text:a xlink:href="#_Toc131270305" office:target-frame-name="_top" xlink:show="replace"><text:span text:style-name="T35">Запросы</text:span><text:tab/>4</text:a></text:p>
          <text:p text:style-name="P36"><text:a xlink:href="#_Toc131270306" office:target-frame-name="_top" xlink:show="replace"><text:span text:style-name="T37">Заключение</text:span><text:tab/>5</text:a></text:p>
        </text:index-body>
      </text:table-of-content>
      <text:h text:style-name="Титул1" text:outline-level="1"><text:bookmark-start text:name="_Toc118888730"/><text:bookmark-start text:name="_Toc120128494"/><text:bookmark-start text:name="_Toc128415072"/><text:bookmark-start text:name="_Toc128843341"/><text:bookmark-start text:name="_Toc130034254"/><text:bookmark-start text:name="_Toc130376441"/><text:bookmark-start text:name="_Toc131172737"/><text:bookmark-start text:name="_Toc131270304"/><text:span text:style-name="Основнойшрифтабзаца">Задание</text:span><text:bookmark-end text:name="_Toc118888730"/><text:bookmark-end text:name="_Toc120128494"/><text:bookmark-end text:name="_Toc128415072"/><text:bookmark-end text:name="_Toc128843341"/><text:bookmark-end text:name="_Toc130034254"/><text:bookmark-end text:name="_Toc130376441"/><text:bookmark-end text:name="_Toc131172737"/><text:bookmark-end text:name="_Toc131270304"/></text:h>
      <text:list text:style-name="LFO11" text:continue-numbering="true">
        <text:list-item>
          <text:p text:style-name="P38">Сделать запрос для получения атрибутов из указанных таблиц, применив фильтры по указанным условиям:</text:p>
        </text:list-item>
      </text:list>
      <text:p text:style-name="P39">Н_ТИПЫ_ВЕДОМОСТЕЙ, Н_ВЕДОМОСТИ.</text:p>
      <text:p text:style-name="P40">Вывести атрибуты: Н_ТИПЫ_ВЕДОМОСТЕЙ.ИД, Н_ВЕДОМОСТИ.ЧЛВК_ИД.</text:p>
      <text:p text:style-name="P41"><text:span text:style-name="T42">Фильтры (</text:span><text:span text:style-name="T43">AND</text:span><text:span text:style-name="T44">):<text:s/></text:span></text:p>
      <text:p text:style-name="P45"><text:span text:style-name="T46">a</text:span><text:span text:style-name="T47">) Н_ТИПЫ_ВЕДОМОСТЕЙ.ИД = 2.</text:span></text:p>
      <text:p text:style-name="Main"><text:span text:style-name="T48">b</text:span><text:span text:style-name="T49">) Н_ВЕДОМОСТИ.ЧЛВК_ИД &gt; 105590.</text:span></text:p>
      <text:p text:style-name="P50"><text:span text:style-name="T51">Вид соединения:<text:s/></text:span><text:span text:style-name="T52">RIGHT</text:span><text:span text:style-name="T53"><text:s/></text:span><text:span text:style-name="T54">JOIN</text:span><text:span text:style-name="T55">.</text:span></text:p>
      <text:list text:style-name="LFO11" text:continue-numbering="true">
        <text:list-item>
          <text:p text:style-name="P56">Сделать запрос для получения атрибутов из указанных таблиц, применив фильтры по указанным условиям:</text:p>
        </text:list-item>
      </text:list>
      <text:p text:style-name="P57">Таблицы: Н_ЛЮДИ, Н_ВЕДОМОСТИ, Н_СЕССИЯ.</text:p>
      <text:p text:style-name="P58">Вывести атрибуты: Н_ЛЮДИ.ИМЯ, Н_ВЕДОМОСТИ.ДАТА, Н_СЕССИЯ.ЧЛВК_ИД.</text:p>
      <text:p text:style-name="P59"><text:span text:style-name="T60">Фильтры (</text:span><text:span text:style-name="T61">AND</text:span><text:span text:style-name="T62">):<text:s/></text:span></text:p>
      <text:p text:style-name="P63"><text:span text:style-name="T64">a</text:span><text:span text:style-name="T65">) Н_ЛЮДИ.ФАМИЛИЯ &gt; Ёлкин.</text:span></text:p>
      <text:p text:style-name="P66"><text:span text:style-name="T67">b</text:span><text:span text:style-name="T68">) Н_ВЕДОМОСТИ.ИД &lt; 1490007.</text:span></text:p>
      <text:p text:style-name="P69"><text:span text:style-name="T70">c</text:span><text:span text:style-name="T71">) Н_СЕССИЯ.ДАТА &gt; 2002-01-04.</text:span></text:p>
      <text:p text:style-name="P72"><text:span text:style-name="T73">Вид соединения:<text:s/></text:span><text:span text:style-name="T74">RIGHT</text:span><text:span text:style-name="T75"><text:s/></text:span><text:span text:style-name="T76">JOIN</text:span><text:span text:style-name="T77">.</text:span></text:p>
      <text:list text:style-name="LFO11" text:continue-numbering="true">
        <text:list-item>
          <text:p text:style-name="P78">Вывести число студентов группы 3102, которые младше 20 лет.</text:p>
        </text:list-item>
      </text:list>
      <text:p text:style-name="P79">Ответ должен содержать только одно число.</text:p>
      <text:list text:style-name="LFO11" text:continue-numbering="true">
        <text:list-item>
          <text:p text:style-name="P80"><text:span text:style-name="T81">В таблице Н_ГРУППЫ_ПЛАНОВ найти номера планов, по которым обучается (обучалось) ровно 2 групп на очной форме обучения.</text:span><text:span text:style-name="T82"><text:line-break/></text:span><text:span text:style-name="T83">Для реализации использовать подзапрос.</text:span></text:p>
        </text:list-item>
        <text:list-item>
          <text:p text:style-name="P84">Выведите таблицу со средним возрастом студентов во всех группах (Группа, Средний возраст), где средний возраст меньше минимального возраста в группе 1101.</text:p>
        </text:list-item>
        <text:list-item>
          <text:p text:style-name="P85"><text:span text:style-name="T86">Получить список студентов, отчисленных ровно первого сентября 2012 года с очной формы обучения. В результат включить:</text:span><text:span text:style-name="T87"><text:line-break/>номер группы;</text:span><text:span text:style-name="T88"><text:line-break/>номер, фамилию, имя и отчество студента;</text:span><text:span text:style-name="T89"><text:line-break/>номер пункта приказа;</text:span><text:span text:style-name="T90"><text:line-break/>Для реализации использовать соединение таблиц.</text:span></text:p>
        </text:list-item>
        <text:list-item>
          <text:p text:style-name="P91"><text:span text:style-name="T92">Вывести список людей, не являющихся или не являвшихся студентами СПбГУ ИТМО (данные, о которых отсутствуют в таблице Н_УЧЕНИКИ).<text:s/></text:span><text:span text:style-name="T93">В запросе нельзя использовать DISTINCT.</text:span></text:p>
        </text:list-item>
      </text:list>
      <text:p text:style-name="Main"/>
      <text:h text:style-name="P94" text:outline-level="1"><text:bookmark-start text:name="_Toc131172738"/><text:bookmark-start text:name="_Toc128843347"/><text:bookmark-start text:name="_Toc130034260"/><text:bookmark-start text:name="_Toc130376442"/><text:bookmark-start text:name="_Toc131270305"/><text:soft-page-break/>Запросы<text:bookmark-end text:name="_Toc131172738"/><text:bookmark-end text:name="_Toc131270305"/></text:h>
      <text:list text:style-name="LFO12" text:continue-numbering="true">
        <text:list-item>
          <text:p text:style-name="P95"><text:span text:style-name="T96">SELECT</text:span><text:span text:style-name="T97"><text:s/></text:span><text:span text:style-name="T98">NTV</text:span><text:span text:style-name="T99">.</text:span><text:span text:style-name="T100">"ИД"</text:span><text:span text:style-name="T101">,<text:s/></text:span><text:span text:style-name="T102">NV</text:span><text:span text:style-name="T103">.</text:span><text:span text:style-name="T104">"ЧЛВК_ИД"<text:s/></text:span><text:span text:style-name="T105">FROM</text:span><text:span text:style-name="T106"><text:s/></text:span><text:span text:style-name="T107">"Н_ТИПЫ_ВЕДОМОСТЕЙ"<text:s/></text:span><text:span text:style-name="T108">NTV</text:span><text:span text:style-name="T109"><text:s/></text:span><text:span text:style-name="T110">RIGHT</text:span><text:span text:style-name="T111"><text:s/></text:span><text:span text:style-name="T112">JOIN</text:span><text:span text:style-name="T113"><text:s/></text:span><text:span text:style-name="T114">"Н_ВЕДОМОСТИ"<text:s/></text:span><text:span text:style-name="T115">NV</text:span><text:span text:style-name="T116"><text:s/></text:span><text:span text:style-name="T117">on</text:span><text:span text:style-name="T118"><text:s/></text:span><text:span text:style-name="T119">NTV</text:span><text:span text:style-name="T120">.</text:span><text:span text:style-name="T121">"ИД"<text:s/></text:span><text:span text:style-name="T122">=<text:s/></text:span><text:span text:style-name="T123">NV</text:span><text:span text:style-name="T124">.</text:span><text:span text:style-name="T125">"ТВ_ИД"<text:s/></text:span><text:span text:style-name="T126">WHERE</text:span><text:span text:style-name="T127"><text:s/></text:span><text:span text:style-name="T128">NTV</text:span><text:span text:style-name="T129">.</text:span><text:span text:style-name="T130">"ИД"<text:s/></text:span><text:span text:style-name="T131">=<text:s/></text:span><text:span text:style-name="T132">2<text:s/></text:span><text:span text:style-name="T133">AND</text:span><text:span text:style-name="T134"><text:s/></text:span><text:span text:style-name="T135">NV</text:span><text:span text:style-name="T136">.</text:span><text:span text:style-name="T137">"ЧЛВК_ИД"<text:s/></text:span><text:span text:style-name="T138">&gt;<text:s/></text:span><text:span text:style-name="T139">105590</text:span><text:span text:style-name="T140">;</text:span></text:p>
        </text:list-item>
        <text:list-item>
          <text:p text:style-name="P141"><text:span text:style-name="T142">SELECT</text:span><text:span text:style-name="T143"><text:s/></text:span><text:span text:style-name="T144">NL</text:span><text:span text:style-name="T145">.</text:span><text:span text:style-name="T146">"ИМЯ"</text:span><text:span text:style-name="T147">,<text:s/></text:span><text:span text:style-name="T148">NV</text:span><text:span text:style-name="T149">.</text:span><text:span text:style-name="T150">"ДАТА"</text:span><text:span text:style-name="T151">,<text:s/></text:span><text:span text:style-name="T152">NS</text:span><text:span text:style-name="T153">.</text:span><text:span text:style-name="T154">"ЧЛВК_ИД"</text:span><text:span text:style-name="T155"><text:line-break/></text:span><text:span text:style-name="T156">FROM</text:span><text:span text:style-name="T157"><text:s/></text:span><text:span text:style-name="T158">("Н_ЛЮДИ"<text:s/></text:span><text:span text:style-name="T159">NL</text:span><text:span text:style-name="T160"><text:s/></text:span><text:span text:style-name="T161">RIGHT</text:span><text:span text:style-name="T162"><text:s/></text:span><text:span text:style-name="T163">JOIN</text:span><text:span text:style-name="T164"><text:s/></text:span><text:span text:style-name="T165">"Н_ВЕДОМОСТИ"<text:s/></text:span><text:span text:style-name="T166">NV</text:span><text:span text:style-name="T167"><text:s/></text:span><text:span text:style-name="T168">ON</text:span><text:span text:style-name="T169"><text:s/></text:span><text:span text:style-name="T170">NL</text:span><text:span text:style-name="T171">.</text:span><text:span text:style-name="T172">"ИД"<text:s/></text:span><text:span text:style-name="T173">=<text:s/></text:span><text:span text:style-name="T174">NV</text:span><text:span text:style-name="T175">.</text:span><text:span text:style-name="T176">"ЧЛВК_ИД"<text:s/></text:span><text:span text:style-name="T177">RIGHT</text:span><text:span text:style-name="T178"><text:s/></text:span><text:span text:style-name="T179">JOIN</text:span><text:span text:style-name="T180"><text:s/></text:span><text:span text:style-name="T181">"Н_СЕССИЯ"<text:s/></text:span><text:span text:style-name="T182">NS</text:span><text:span text:style-name="T183"><text:s/></text:span><text:span text:style-name="T184">ON</text:span><text:span text:style-name="T185"><text:s/></text:span><text:span text:style-name="T186">NL</text:span><text:span text:style-name="T187">.</text:span><text:span text:style-name="T188">"ИД"<text:s/></text:span><text:span text:style-name="T189">=<text:s/></text:span><text:span text:style-name="T190">NS</text:span><text:span text:style-name="T191">.</text:span><text:span text:style-name="T192">"ЧЛВК_ИД"</text:span><text:span text:style-name="T193">)</text:span><text:span text:style-name="T194"><text:line-break/></text:span><text:span text:style-name="T195">WHERE</text:span><text:span text:style-name="T196"><text:s/></text:span><text:span text:style-name="T197">NL</text:span><text:span text:style-name="T198">.</text:span><text:span text:style-name="T199">"ФАМИЛИЯ"<text:s/></text:span><text:span text:style-name="T200">&gt;<text:s/></text:span><text:span text:style-name="T201">'Ёлкин'<text:s/></text:span><text:span text:style-name="T202">AND</text:span><text:span text:style-name="T203"><text:s/></text:span><text:span text:style-name="T204">NV</text:span><text:span text:style-name="T205">.</text:span><text:span text:style-name="T206">"ИД"<text:s/></text:span><text:span text:style-name="T207">&lt;<text:s/></text:span><text:span text:style-name="T208">1490007<text:s/></text:span><text:span text:style-name="T209">AND</text:span><text:span text:style-name="T210"><text:s/></text:span><text:span text:style-name="T211">NS</text:span><text:span text:style-name="T212">.</text:span><text:span text:style-name="T213">"ДАТА"<text:s/></text:span><text:span text:style-name="T214">&gt;<text:s/></text:span><text:span text:style-name="T215">TIMESTAMP</text:span><text:span text:style-name="T216"><text:s/></text:span><text:span text:style-name="T217">'</text:span><text:span text:style-name="T218">2002-01-04 00:00:00</text:span><text:span text:style-name="T219">'</text:span><text:span text:style-name="T220">;</text:span></text:p>
        </text:list-item>
        <text:list-item>
          <text:p text:style-name="P221"><text:span text:style-name="T222">SELECT</text:span><text:span text:style-name="T223"><text:s/></text:span><text:span text:style-name="T224">count</text:span><text:span text:style-name="T225">(</text:span><text:span text:style-name="T226">*</text:span><text:span text:style-name="T227">)<text:s/></text:span><text:span text:style-name="T228">FROM</text:span><text:span text:style-name="T229"><text:s/></text:span><text:span text:style-name="T230">("Н_УЧЕНИКИ"<text:s/></text:span><text:span text:style-name="T231">NU</text:span><text:span text:style-name="T232"><text:s/></text:span><text:span text:style-name="T233">JOIN</text:span><text:span text:style-name="T234"><text:s/></text:span><text:span text:style-name="T235">"Н_ЛЮДИ"<text:s/></text:span><text:span text:style-name="T236">NL</text:span><text:span text:style-name="T237"><text:s/></text:span><text:span text:style-name="T238">ON</text:span><text:span text:style-name="T239"><text:s/></text:span><text:span text:style-name="T240">NU</text:span><text:span text:style-name="T241">.</text:span><text:span text:style-name="T242">"ЧЛВК_ИД"<text:s/></text:span><text:span text:style-name="T243">=<text:s/></text:span><text:span text:style-name="T244">NL</text:span><text:span text:style-name="T245">.</text:span><text:span text:style-name="T246">"ИД"</text:span><text:span text:style-name="T247">)<text:s/></text:span><text:span text:style-name="T248">WHERE</text:span><text:span text:style-name="T249"><text:s/></text:span><text:span text:style-name="T250">NU</text:span><text:span text:style-name="T251">.</text:span><text:span text:style-name="T252">"ГРУППА"<text:s/></text:span><text:span text:style-name="T253">=<text:s/></text:span><text:span text:style-name="T254">'3102'<text:s/></text:span><text:span text:style-name="T255">AND</text:span><text:span text:style-name="T256"><text:s/></text:span><text:span text:style-name="T257">age</text:span><text:span text:style-name="T258">(</text:span><text:span text:style-name="T259">now</text:span><text:span text:style-name="T260">()</text:span><text:span text:style-name="T261">,</text:span><text:span text:style-name="T262">NL</text:span><text:span text:style-name="T263">.</text:span><text:span text:style-name="T264">"ДАТА_РОЖДЕНИЯ"</text:span><text:span text:style-name="T265">) &lt;<text:s/></text:span><text:span text:style-name="T266">'20<text:s/></text:span><text:span text:style-name="T267">YEARS</text:span><text:span text:style-name="T268">'</text:span><text:span text:style-name="T269">;</text:span></text:p>
        </text:list-item>
        <text:list-item>
          <text:p text:style-name="P270"><text:span text:style-name="T271">WITH</text:span><text:span text:style-name="T272"><text:s/></text:span><text:span text:style-name="T273">PLANS</text:span><text:span text:style-name="T274"><text:s/></text:span><text:span text:style-name="T275">AS</text:span><text:span text:style-name="T276"><text:s/></text:span><text:span text:style-name="T277">(</text:span><text:span text:style-name="T278">SELECT</text:span><text:span text:style-name="T279"><text:s/></text:span><text:span text:style-name="T280">*<text:s/></text:span><text:span text:style-name="T281">FROM</text:span><text:span text:style-name="T282"><text:s/></text:span><text:span text:style-name="T283">"Н_ГРУППЫ_ПЛАНОВ"<text:s/></text:span><text:span text:style-name="T284">NGU</text:span><text:span text:style-name="T285"><text:s/></text:span><text:span text:style-name="T286">JOIN</text:span><text:span text:style-name="T287"><text:s/></text:span><text:span text:style-name="T288">"Н_ПЛАНЫ"<text:s/></text:span><text:span text:style-name="T289">NP</text:span><text:span text:style-name="T290"><text:s/></text:span><text:span text:style-name="T291">USING</text:span><text:span text:style-name="T292"><text:s/></text:span><text:span text:style-name="T293">(</text:span><text:span text:style-name="T294">"ПЛАН_ИД"</text:span><text:span text:style-name="T295">)<text:s/></text:span><text:span text:style-name="T296">WHERE</text:span><text:span text:style-name="T297"><text:s/></text:span><text:span text:style-name="T298">NP</text:span><text:span text:style-name="T299">.</text:span><text:span text:style-name="T300">"ФО_ИД"<text:s/></text:span><text:span text:style-name="T301">=<text:s/></text:span><text:span text:style-name="T302">1</text:span><text:span text:style-name="T303">)</text:span><text:span text:style-name="T304">,</text:span><text:span text:style-name="T305"><text:line-break/></text:span><text:span text:style-name="T306">CHOSEN</text:span><text:span text:style-name="T307">_</text:span><text:span text:style-name="T308">GROUPS</text:span><text:span text:style-name="T309"><text:s/></text:span><text:span text:style-name="T310">AS</text:span><text:span text:style-name="T311"><text:s/></text:span><text:span text:style-name="T312">(</text:span><text:span text:style-name="T313">SELECT</text:span><text:span text:style-name="T314"><text:s/></text:span><text:span text:style-name="T315">PLANS</text:span><text:span text:style-name="T316">.</text:span><text:span text:style-name="T317">"ГРУППА"<text:s/></text:span><text:span text:style-name="T318">FROM</text:span><text:span text:style-name="T319"><text:s/></text:span><text:span text:style-name="T320">PLANS</text:span><text:span text:style-name="T321"><text:s/></text:span><text:span text:style-name="T322">GROUP</text:span><text:span text:style-name="T323"><text:s/></text:span><text:span text:style-name="T324">BY</text:span><text:span text:style-name="T325"><text:s/></text:span><text:span text:style-name="T326">PLANS</text:span><text:span text:style-name="T327">.</text:span><text:span text:style-name="T328">"ГРУППА"<text:s/></text:span><text:span text:style-name="T329">LIMIT</text:span><text:span text:style-name="T330"><text:s/></text:span><text:span text:style-name="T331">2</text:span><text:span text:style-name="T332">)</text:span><text:span text:style-name="T333"><text:line-break/></text:span><text:span text:style-name="T334">SELECT</text:span><text:span text:style-name="T335"><text:s/></text:span><text:span text:style-name="T336">PLANS</text:span><text:span text:style-name="T337">.</text:span><text:span text:style-name="T338">"ГРУППА"</text:span><text:span text:style-name="T339">,<text:s/></text:span><text:span text:style-name="T340">PLANS</text:span><text:span text:style-name="T341">.</text:span><text:span text:style-name="T342">"ПЛАН_ИД"<text:s/></text:span><text:span text:style-name="T343">FROM</text:span><text:span text:style-name="T344"><text:s/></text:span><text:span text:style-name="T345">PLANS</text:span><text:span text:style-name="T346">,<text:s/></text:span><text:span text:style-name="T347">CHOSEN</text:span><text:span text:style-name="T348">_</text:span><text:span text:style-name="T349">GROUPS</text:span><text:span text:style-name="T350"><text:s/></text:span><text:span text:style-name="T351">WHERE</text:span><text:span text:style-name="T352"><text:s/></text:span><text:span text:style-name="T353">PLANS</text:span><text:span text:style-name="T354">.</text:span><text:span text:style-name="T355">"ГРУППА"<text:s/></text:span><text:span text:style-name="T356">=<text:s/></text:span><text:span text:style-name="T357">CHOSEN</text:span><text:span text:style-name="T358">_</text:span><text:span text:style-name="T359">GROUPS</text:span><text:span text:style-name="T360">.</text:span><text:span text:style-name="T361">"ГРУППА"<text:s/></text:span><text:span text:style-name="T362">ORDER</text:span><text:span text:style-name="T363"><text:s/></text:span><text:span text:style-name="T364">BY</text:span><text:span text:style-name="T365"><text:s/></text:span><text:span text:style-name="T366">PLANS</text:span><text:span text:style-name="T367">.</text:span><text:span text:style-name="T368">"ГРУППА"</text:span><text:span text:style-name="T369">;</text:span></text:p>
        </text:list-item>
        <text:list-item>
          <text:p text:style-name="P370"><text:span text:style-name="T371">WITH<text:s/></text:span><text:span text:style-name="T372">A<text:s/></text:span><text:span text:style-name="T373">AS<text:s/></text:span><text:span text:style-name="T374">(</text:span><text:span text:style-name="T375">SELECT<text:s/></text:span><text:span text:style-name="T376">NU.</text:span><text:span text:style-name="T377">"ГРУППА"</text:span><text:span text:style-name="T378">,<text:s/></text:span><text:span text:style-name="T379">extract</text:span><text:span text:style-name="T380">(</text:span><text:span text:style-name="T381">year from<text:s/></text:span><text:span text:style-name="T382">AGE</text:span><text:span text:style-name="T383">(</text:span><text:span text:style-name="T384">now</text:span><text:span text:style-name="T385">()</text:span><text:span text:style-name="T386">,<text:s/></text:span><text:span text:style-name="T387">NL.</text:span><text:span text:style-name="T388">"ДАТА_РОЖДЕНИЯ"</text:span><text:span text:style-name="T389">)) "AGE"<text:s/></text:span><text:span text:style-name="T390">FROM<text:s/></text:span><text:span text:style-name="T391">"Н_УЧЕНИКИ" NU<text:s/></text:span><text:span text:style-name="T392">JOIN<text:s/></text:span><text:span text:style-name="T393">"Н_ЛЮДИ" NL<text:s/></text:span><text:span text:style-name="T394">ON<text:s/></text:span><text:span text:style-name="T395">NU.</text:span><text:span text:style-name="T396">"ЧЛВК_ИД"<text:s/></text:span><text:span text:style-name="T397">= NL.</text:span><text:span text:style-name="T398">"ИД"</text:span><text:span text:style-name="T399">)</text:span><text:span text:style-name="T400">,</text:span><text:span text:style-name="T401"><text:line-break/></text:span><text:span text:style-name="T402">MIN_AGE<text:s/></text:span><text:span text:style-name="T403">AS<text:s/></text:span><text:span text:style-name="T404">(</text:span><text:span text:style-name="T405">SELECT<text:s/></text:span><text:span text:style-name="T406">MIN</text:span><text:span text:style-name="T407">(A."AGE") "MIN"<text:s/></text:span><text:span text:style-name="T408">FROM<text:s/></text:span><text:span text:style-name="T409">A<text:s/></text:span><text:span text:style-name="T410">WHERE<text:s/></text:span><text:span text:style-name="T411">"ГРУППА"<text:s/></text:span><text:span text:style-name="T412">=<text:s/></text:span><text:span text:style-name="T413">'1101'</text:span><text:span text:style-name="T414">)</text:span><text:span text:style-name="T415"><text:line-break/></text:span><text:span text:style-name="T416">SELECT<text:s/></text:span><text:span text:style-name="T417">*<text:s/></text:span><text:span text:style-name="T418">FROM<text:s/></text:span><text:span text:style-name="T419">(</text:span><text:span text:style-name="T420">SELECT<text:s/></text:span><text:span text:style-name="T421">A.</text:span><text:span text:style-name="T422">"ГРУППА"</text:span><text:span text:style-name="T423">,<text:s/></text:span><text:span text:style-name="T424">AVG</text:span><text:span text:style-name="T425">(A."AGE") "AVG_AGE"<text:s/></text:span><text:span text:style-name="T426">FROM<text:s/></text:span><text:span text:style-name="T427">A<text:s/></text:span><text:span text:style-name="T428">group by<text:s/></text:span><text:span text:style-name="T429">A.</text:span><text:span text:style-name="T430">"ГРУППА"</text:span><text:span text:style-name="T431">)<text:s/></text:span><text:span text:style-name="T432">AS<text:s/></text:span><text:span text:style-name="T433">FINAL</text:span><text:span text:style-name="T434">,<text:s/></text:span><text:span text:style-name="T435">MIN_AGE<text:s/></text:span><text:span text:style-name="T436">WHERE<text:s/></text:span><text:span text:style-name="T437">FINAL."AVG_AGE" &lt; MIN_AGE."MIN"</text:span><text:span text:style-name="T438">;</text:span></text:p>
        </text:list-item>
        <text:list-item>
          <text:p text:style-name="P439"><text:span text:style-name="T440">SELECT<text:s/></text:span><text:span text:style-name="T441">NU.</text:span><text:span text:style-name="T442">"ГРУППА"</text:span><text:span text:style-name="T443">,<text:s/></text:span><text:span text:style-name="T444">NU.</text:span><text:span text:style-name="T445">"ЧЛВК_ИД"</text:span><text:span text:style-name="T446">,<text:s/></text:span><text:span text:style-name="T447">NL.</text:span><text:span text:style-name="T448">"ФАМИЛИЯ"</text:span><text:span text:style-name="T449">,<text:s/></text:span><text:span text:style-name="T450">NL.</text:span><text:span text:style-name="T451">"ИМЯ"</text:span><text:span text:style-name="T452">,<text:s/></text:span><text:span text:style-name="T453">NL.</text:span><text:span text:style-name="T454">"ОТЧЕСТВО"</text:span><text:span text:style-name="T455">,<text:s/></text:span><text:span text:style-name="T456">NU.</text:span><text:span text:style-name="T457">"П_ПРКОК_ИД"<text:s/></text:span><text:span text:style-name="T458">FROM<text:s/></text:span><text:span text:style-name="T459">"Н_УЧЕНИКИ" NU<text:s/></text:span><text:span text:style-name="T460">JOIN<text:s/></text:span><text:span text:style-name="T461">"Н_ЛЮДИ" NL<text:s/></text:span><text:span text:style-name="T462">ON<text:s/></text:span><text:span text:style-name="T463">NU.</text:span><text:span text:style-name="T464">"ЧЛВК_ИД"<text:s/></text:span><text:span text:style-name="T465">= NL.</text:span><text:span text:style-name="T466">"ИД"<text:s/></text:span><text:span text:style-name="T467">WHERE<text:s/></text:span><text:span text:style-name="T468">NU.</text:span><text:span text:style-name="T469">"КОНЕЦ"<text:s/></text:span><text:span text:style-name="T470">=<text:s/></text:span><text:span text:style-name="T471">TIMESTAMP<text:s/></text:span><text:span text:style-name="T472">'</text:span><text:span text:style-name="T473">2012-09-01</text:span><text:span text:style-name="T474">'<text:s/></text:span><text:span text:style-name="T475">AND<text:s/></text:span><text:span text:style-name="T476">NU.</text:span><text:span text:style-name="T477">"ВИД_ОБУЧ_ИД"<text:s/></text:span><text:span text:style-name="T478">=<text:s/></text:span><text:span text:style-name="T479">1</text:span><text:span text:style-name="T480">;</text:span></text:p>
        </text:list-item>
        <text:list-item>
          <text:p text:style-name="P481"><text:span text:style-name="T482">SELECT<text:s/></text:span><text:span text:style-name="T483">*<text:s/></text:span><text:span text:style-name="T484">FROM<text:s/></text:span><text:span text:style-name="T485">"Н_ЛЮДИ" NL<text:s/></text:span><text:span text:style-name="T486">WHERE<text:s/></text:span><text:span text:style-name="T487">NL.</text:span><text:span text:style-name="T488">"ИД"<text:s/></text:span><text:span text:style-name="T489">NOT IN</text:span><text:span text:style-name="T490">(</text:span><text:span text:style-name="T491"><text:line-break/><text:s text:c="4"/></text:span><text:span text:style-name="T492">SELECT<text:s/></text:span><text:span text:style-name="T493">NU.</text:span><text:span text:style-name="T494">"ЧЛВК_ИД"<text:s/></text:span><text:span text:style-name="T495">FROM<text:s/></text:span><text:span text:style-name="T496">"Н_УЧЕНИКИ" NU)</text:span><text:span text:style-name="T497">;</text:span></text:p>
        </text:list-item>
      </text:list>
      <text:h text:style-name="P498" text:outline-level="1"><text:bookmark-start text:name="_Toc131172739"/><text:bookmark-start text:name="_Toc131270306"/><text:soft-page-break/>Заключение<text:bookmark-end text:name="_Toc128843347"/><text:bookmark-end text:name="_Toc130034260"/><text:bookmark-end text:name="_Toc130376442"/><text:bookmark-end text:name="_Toc131172739"/><text:bookmark-end text:name="_Toc131270306"/></text:h>
      <text:p text:style-name="Normal"><text:span text:style-name="T499">В ходе работы был</text:span><text:span text:style-name="T500">и выполнены запросы в базе данных<text:s/></text:span><text:span text:style-name="T501">"Учебный процесс"</text:span><text:span text:style-name="T502"><text:s/>с помощью соединения таблиц, подзапросов и агрегатных функци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true"/>
    </style:style>
    <style:style style:name="Normal" style:display-name="Normal" style:family="paragraph">
      <style:paragraph-properties fo:text-align="justify" fo:line-height="115%" fo:text-indent="0.4923in"/>
      <style:text-properties style:font-name="Times New Roman" fo:font-size="14pt" style:font-size-asian="14pt"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break-before="page" fo:margin-top="0.25in" fo:margin-bottom="0.0833in"/>
      <style:text-properties style:font-name="Times New Roman" style:font-name-complex="Mangal" fo:font-weight="bold" style:font-weight-asian="bold" fo:font-size="14pt" style:font-size-asian="14pt" style:font-size-complex="14.5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/>
      <style:text-properties style:font-name="Times New Roman" style:font-name-complex="Mangal" fo:font-weight="bold" style:font-weight-asian="bold" fo:font-size="14pt" style:font-size-asian="14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СтандартныйHTML" style:display-name="Стандартный HTML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vertical-align="auto"/>
      <style:text-properties style:font-name="Calibri Light" style:font-name-asian="Calibri Light" style:font-name-complex="Lohit Devanagari" fo:font-weight="normal" style:font-weight-asian="normal" fo:color="#2F5496" style:letter-kerning="false" fo:font-size="16pt" style:font-size-asian="16pt" style:font-size-complex="16pt" fo:language="es" fo:country="CO" style:language-asian="es" style:country-asian="CO" style:language-complex="ar" style:country-complex="SA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4.5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IndexLink" style:display-name="Index Link" style:family="text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1.5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in" style:display-name="Main" style:family="paragraph" style:parent-style-name="Normal">
      <style:text-properties fo:language="ru" fo:country="RU" fo:hyphenate="true"/>
    </style:style>
    <style:style style:name="Tt1" style:display-name="Tt1" style:family="paragraph" style:parent-style-name="Заголовок1" style:default-outline-level="1">
      <style:paragraph-properties fo:line-height="115%"/>
      <style:text-properties style:font-name-complex="Times New Roman" style:font-size-complex="14pt" fo:language="ru" fo:country="RU" fo:hyphenate="false"/>
    </style:style>
    <style:style style:name="MainChar" style:display-name="Main Char" style:family="text" style:parent-style-name="DefaultParagraphFont">
      <style:text-properties style:font-name="Times New Roman" fo:font-size="14pt" style:font-size-asian="14pt" fo:language="ru" fo:country="RU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andardChar" style:display-name="Standard Char" style:family="text" style:parent-style-name="DefaultParagraphFont"/>
    <style:style style:name="Заголовок1Char" style:display-name="Заголовок 1 Char" style:family="text" style:parent-style-name="StandardChar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" style:display-name="Tt1 Char" style:family="text" style:parent-style-name="Заголовок1Char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Титул1" style:display-name="Титул 1" style:family="paragraph" style:parent-style-name="Tt1" style:default-outline-level="1">
      <style:text-properties fo:hyphenate="false"/>
    </style:style>
    <style:style style:name="Основа" style:display-name="Основа" style:family="paragraph" style:parent-style-name="Main">
      <style:text-properties fo:hyphenate="true"/>
    </style:style>
    <style:style style:name="StandardChar1" style:display-name="Standard Char1" style:family="text" style:parent-style-name="DefaultParagraphFont"/>
    <style:style style:name="Заголовок1Char1" style:display-name="Заголовок 1 Char1" style:family="text" style:parent-style-name="StandardChar1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1" style:display-name="Tt1 Char1" style:family="text" style:parent-style-name="Заголовок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1Char" style:display-name="Титул 1 Char" style:family="text" style:parent-style-name="Tt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2" style:display-name="Титул 2" style:family="paragraph" style:parent-style-name="Heading2" style:default-outline-level="2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2pt" fo:language="ru" fo:country="RU" fo:hyphenate="true"/>
    </style:style>
    <style:style style:name="MainChar1" style:display-name="Main Char1" style:family="text" style:parent-style-name="DefaultParagraphFont">
      <style:text-properties style:font-name="Times New Roman" fo:font-size="14pt" style:font-size-asian="14pt" fo:language="ru" fo:country="RU"/>
    </style:style>
    <style:style style:name="ОсноваChar" style:display-name="Основа Char" style:family="text" style:parent-style-name="MainChar1">
      <style:text-properties style:font-name="Times New Roman" fo:font-size="14pt" style:font-size-asian="14pt" fo:language="ru" fo:country="RU"/>
    </style:style>
    <style:style style:name="Титул2Char" style:display-name="Титул 2 Char" style:family="text" style:parent-style-name="Heading2Char">
      <style:text-properties style:font-name="Times New Roman" style:font-name-asian="Times New Roman" style:font-name-complex="Times New Roman" fo:font-weight="bold" style:font-weight-asian="bold" style:font-weight-complex="bold" fo:color="#2F5496" fo:font-size="14pt" style:font-size-asian="14pt" style:font-size-complex="11.5pt" fo:language="ru" fo:country="RU"/>
    </style:style>
    <style:style style:name="HTMLPreformatted" style:display-name="HTML Preformatted" style:family="paragraph" style:parent-style-name="Normal">
      <style:paragraph-properties fo:widows="2" fo:orphans="2"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style:font-name-complex="Mangal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fo:hyphenate="tru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Times New Roman" style:font-name-complex="Wingdings"/>
    </style:style>
    <style:style style:name="WW_CharLFO2LVL4" style:family="text">
      <style:text-properties style:font-name="Times New Roman" style:font-name-complex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Times New Roman" style:font-name-complex="Wingdings"/>
    </style:style>
    <style:style style:name="WW_CharLFO2LVL7" style:family="text">
      <style:text-properties style:font-name="Times New Roman" style:font-name-complex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Times New Roman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1LVL1" style:family="text">
      <style:text-properties fo:font-weight="bold" style:font-weight-asian="bold" style:font-weight-complex="bold"/>
    </style:style>
    <style:style style:name="WW_CharLFO12LVL1" style:family="text">
      <style:text-properties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leb Malikov</meta:initial-creator>
    <dc:creator>Gleb</dc:creator>
    <meta:creation-date>2022-09-11T18:59:00Z</meta:creation-date>
    <dc:date>2023-04-01T16:38:00Z</dc:date>
    <meta:template xlink:href="Normal.dotm" xlink:type="simple"/>
    <meta:editing-cycles>148</meta:editing-cycles>
    <meta:editing-duration>PT120900S</meta:editing-duration>
    <meta:user-defined meta:name="AppVersion">16.0000</meta:user-defined>
    <meta:document-statistic meta:page-count="5" meta:paragraph-count="7" meta:word-count="560" meta:character-count="3751" meta:row-count="26" meta:non-whitespace-character-count="3198"/>
  </office:meta>
</office:document-meta>
</file>